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2.4cm" svg:height="14.5cm" svg:x="0.343cm" svg:y="0.31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20:18:34.833481079</meta:creation-date>
    <dc:date>2018-09-21T21:48:15.428485030</dc:date>
    <meta:editing-duration>PT14H25M42S</meta:editing-duration>
    <meta:editing-cycles>53</meta:editing-cycles>
    <meta:generator>LibreOffice/5.1.6.2$Linux_X86_64 LibreOffice_project/1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6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6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="none" chart:link-data-style-to-source="true" chart:data-label-number="value" chart:data-label-text="false" chart:data-label-symbol="false"/>
      <style:graphic-properties draw:stroke="none" draw:fill-color="#0066cc" draw:opacity="50%" dr3d:edge-rounding="5%"/>
      <style:text-properties fo:font-size="14pt" fo:font-weight="bold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401cm" svg:height="14.501cm" xlink:href="." xlink:type="simple" chart:class="chart:bar" chart:style-name="ch1">
        <chart:plot-area chart:style-name="ch2" chart:data-source-has-labels="both" svg:x="1.846cm" svg:y="0.29cm" svg:width="20.107cm" svg:height="12.553cm">
          <chartooo:coordinate-region svg:x="3.05cm" svg:y="0.596cm" svg:width="18.903cm" svg:height="11.388cm"/>
          <chart:axis chart:dimension="x" chart:name="primary-x" chart:style-name="ch3" chartooo:axis-type="auto">
            <chartooo:date-scale/>
            <chart:title svg:x="10.117cm" svg:y="13.134cm" chart:style-name="ch4">
              <text:p># of libraries</text:p>
            </chart:title>
            <chart:categories table:cell-range-address="local-table.$A$2:.$A$7"/>
          </chart:axis>
          <chart:axis chart:dimension="y" chart:name="primary-y" chart:style-name="ch5">
            <chart:title svg:x="0.451cm" svg:y="8.348cm" chart:style-name="ch6">
              <text:p># of projects</text:p>
            </chart:title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[0-20]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[20-50]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[50-100]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[100-200]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[200-500]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&gt;5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